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bottom" draw:auto-grow-height="false" fo:min-height="8.006cm" fo:min-width="9.66cm"/>
      <style:paragraph-properties style:writing-mode="lr-tb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1.995cm" fo:min-width="3.317cm"/>
      <style:paragraph-properties style:writing-mode="lr-tb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1.338cm" fo:min-width="2.358cm"/>
      <style:paragraph-properties style:writing-mode="lr-tb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1.338cm" fo:min-width="1.723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afd095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8.256cm" svg:x="9.572cm" svg:y="3.222cm">
          <text:p text:style-name="P1">hos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97cm" svg:height="3.175cm" svg:x="13.7cm" svg:y="4.81cm">
          <text:p text:style-name="P1">ngin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2.858cm" svg:height="1.588cm" svg:x="8.302cm" svg:y="5.762cm">
          <text:p text:style-name="P1">8000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2.223cm" svg:height="1.588cm" svg:x="12.747cm" svg:y="5.762cm">
          <text:p text:style-name="P1">80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1.16cm" svg:y1="6.556cm" svg:x2="12.747cm" svg:y2="6.556cm" draw:start-shape="id1" draw:start-glue-point="1" draw:end-shape="id2" draw:end-glue-point="3" svg:d="M11160 6556h1587" svg:viewBox="0 0 1588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0T12:21:29.233797989</meta:creation-date>
    <dc:date>2021-09-10T12:24:39.246862917</dc:date>
    <meta:editing-duration>PT3M10S</meta:editing-duration>
    <meta:editing-cycles>1</meta:editing-cycles>
    <meta:document-statistic meta:object-count="5"/>
    <meta:generator>LibreOffice/7.1.5.2$Linux_X86_64 LibreOffice_project/10$Build-2</meta:generator>
  </office:meta>
</office:document-meta>
</file>